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5bc" officeooo:paragraph-rsid="000eb5bc"/>
    </style:style>
    <style:style style:name="P2" style:family="paragraph" style:parent-style-name="Standard">
      <style:text-properties officeooo:rsid="000eb5bc" officeooo:paragraph-rsid="0011ab6b"/>
    </style:style>
    <style:style style:name="P3" style:family="paragraph" style:parent-style-name="Standard">
      <style:text-properties officeooo:rsid="001230bc" officeooo:paragraph-rsid="001230bc"/>
    </style:style>
    <style:style style:name="P4" style:family="paragraph" style:parent-style-name="Standard">
      <style:text-properties officeooo:rsid="0013b416" officeooo:paragraph-rsid="0013b416"/>
    </style:style>
    <style:style style:name="P5" style:family="paragraph" style:parent-style-name="Standard">
      <style:text-properties officeooo:rsid="0015accd" officeooo:paragraph-rsid="0015accd"/>
    </style:style>
    <style:style style:name="P6" style:family="paragraph" style:parent-style-name="Standard">
      <style:text-properties officeooo:rsid="0015c1bc" officeooo:paragraph-rsid="0015c1bc"/>
    </style:style>
    <style:style style:name="P7" style:family="paragraph" style:parent-style-name="Standard">
      <style:text-properties officeooo:rsid="00161526" officeooo:paragraph-rsid="00161526"/>
    </style:style>
    <style:style style:name="P8" style:family="paragraph" style:parent-style-name="Standard">
      <style:text-properties officeooo:rsid="0018c036" officeooo:paragraph-rsid="0018c036"/>
    </style:style>
    <style:style style:name="P9" style:family="paragraph" style:parent-style-name="Standard">
      <style:text-properties officeooo:rsid="001907fc" officeooo:paragraph-rsid="001907fc"/>
    </style:style>
    <style:style style:name="T1" style:family="text">
      <style:text-properties officeooo:rsid="0011ab6b"/>
    </style:style>
    <style:style style:name="T2" style:family="text">
      <style:text-properties officeooo:rsid="0013b416"/>
    </style:style>
    <style:style style:name="T3" style:family="text">
      <style:text-properties officeooo:rsid="0015c1bc"/>
    </style:style>
    <style:style style:name="T4" style:family="text">
      <style:text-properties officeooo:rsid="0016149c"/>
    </style:style>
    <style:style style:name="T5" style:family="text">
      <style:text-properties officeooo:rsid="00161526"/>
    </style:style>
    <style:style style:name="T6" style:family="text">
      <style:text-properties officeooo:rsid="00179907"/>
    </style:style>
    <style:style style:name="T7" style:family="text">
      <style:text-properties officeooo:rsid="00190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REQUIREMENT: </text:p>
      <text:p text:style-name="P2"/>
      <text:p text:style-name="P2"><text:span text:style-name="T1">1. </text:span>As a company, I need to be able to enter a new item into inventory and change existing items</text:p>
      <text:p text:style-name="P1"/>
      <text:p text:style-name="P1">SYSTEM REQUIREMENTS: </text:p>
      <text:p text:style-name="P1"/>
      <text:p text:style-name="P1">1.<text:span text:style-name="T1">1</text:span> Add new items with name, quantity, price, and category, and link to purchase</text:p>
      <text:p text:style-name="P1"/>
      <text:p text:style-name="P1"><text:span text:style-name="T1">1.2</text:span> Display list of current items</text:p>
      <text:p text:style-name="P1"/>
      <text:p text:style-name="P1"><text:span text:style-name="T1">1.</text:span>3 Check box for items to be deleted, re-categorized</text:p>
      <text:p text:style-name="P1"/>
      <text:p text:style-name="P1"><text:span text:style-name="T1">1.</text:span>4 Changing information on specific items like brand</text:p>
      <text:p text:style-name="P1"/>
      <text:p text:style-name="P1"><text:span text:style-name="T1">1.</text:span>5 Categories can be selected by drop-down sorting</text:p>
      <text:p text:style-name="P1"/>
      <text:p text:style-name="P1"><text:span text:style-name="T1">1.</text:span>6 Prompt for confirmation of delete or changing items</text:p>
      <text:p text:style-name="P1"/>
      <text:p text:style-name="P1"><text:span text:style-name="T1">1.</text:span>7 Undo button for most recent operation</text:p>
      <text:p text:style-name="P1"/>
      <text:p text:style-name="P1"><text:span text:style-name="T1">1.</text:span>8 Create new version of inventory each day</text:p>
      <text:p text:style-name="P1"/>
      <text:p text:style-name="P3">FUNCTIONAL REQUIREMENTS:</text:p>
      <text:p text:style-name="P3"/>
      <text:p text:style-name="P3">1. See and navigate between options in system</text:p>
      <text:p text:style-name="P3"/>
      <text:p text:style-name="P3">2. Add new items to inventory</text:p>
      <text:p text:style-name="P3"/>
      <text:p text:style-name="P3">3. Save data and view previous days</text:p>
      <text:p text:style-name="P3"/>
      <text:p text:style-name="P3">4. <text:span text:style-name="T2">Sort through inventory and sales data</text:span></text:p>
      <text:p text:style-name="P3"/>
      <text:p text:style-name="P4">5. Track sales in total and by product</text:p>
      <text:p text:style-name="P4"/>
      <text:p text:style-name="P4">6. <text:span text:style-name="T6">Filter out by category/availability/vendor</text:span></text:p>
      <text:p text:style-name="P8"/>
      <text:p text:style-name="P8">7. Custom filters by range</text:p>
      <text:p text:style-name="P8"/>
      <text:p text:style-name="P9">8. Login page at start</text:p>
      <text:p text:style-name="P4"/>
      <text:p text:style-name="P4">NON-FU<text:span text:style-name="T4">N</text:span>CTIONAL REQUIREMENT</text:p>
      <text:p text:style-name="P4"/>
      <text:p text:style-name="P4">1. Protect data from loss/overwrite</text:p>
      <text:p text:style-name="P4"/>
      <text:p text:style-name="P5">2. Not run out of space</text:p>
      <text:p text:style-name="P5"/>
      <text:p text:style-name="P5">3. <text:span text:style-name="T3">Loading windows quickly</text:span></text:p>
      <text:p text:style-name="P5"/>
      <text:p text:style-name="P6">4. <text:span text:style-name="T5">Windows organized by relevant information</text:span></text:p>
      <text:p text:style-name="P6"><text:soft-page-break/></text:p>
      <text:p text:style-name="P6">5. <text:span text:style-name="T5">Sales analysis easily readable</text:span></text:p>
      <text:p text:style-name="P6"/>
      <text:p text:style-name="P7">6. <text:span text:style-name="T7">Constant back/home button</text:span></text:p>
      <text:p text:style-name="P7"/>
      <text:p text:style-name="P9">7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05:19.553787000</meta:creation-date>
    <dc:date>2024-09-25T11:59:33.497044558</dc:date>
    <meta:editing-duration>PT43M57S</meta:editing-duration>
    <meta:editing-cycles>11</meta:editing-cycles>
    <meta:generator>LibreOffice/24.2.6.2$Linux_X86_64 LibreOffice_project/420$Build-2</meta:generator>
    <meta:document-statistic meta:table-count="0" meta:image-count="0" meta:object-count="0" meta:page-count="2" meta:paragraph-count="28" meta:word-count="179" meta:character-count="1066" meta:non-whitespace-character-count="912"/>
  </office:meta>
</office:document-meta>
</file>